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42557" officeooo:paragraph-rsid="00042557" style:font-size-asian="12pt" style:font-size-complex="12pt"/>
    </style:style>
    <style:style style:name="P2" style:family="paragraph" style:parent-style-name="Standard">
      <style:text-properties fo:font-size="12pt" officeooo:rsid="00042557" officeooo:paragraph-rsid="000183ee" style:font-size-asian="12pt" style:font-size-complex="12pt"/>
    </style:style>
    <style:style style:name="P3" style:family="paragraph" style:parent-style-name="Standard">
      <style:text-properties fo:font-size="12pt" officeooo:rsid="00042557" officeooo:paragraph-rsid="000e8c09" style:font-size-asian="12pt" style:font-size-complex="12pt"/>
    </style:style>
    <style:style style:name="P4" style:family="paragraph" style:parent-style-name="Standard">
      <style:text-properties fo:font-size="12pt" officeooo:rsid="000183ee" officeooo:paragraph-rsid="00113b08" style:font-size-asian="12pt" style:font-size-complex="12pt"/>
    </style:style>
    <style:style style:name="P5" style:family="paragraph" style:parent-style-name="Standard">
      <style:text-properties fo:font-size="12pt" officeooo:rsid="0004b703" officeooo:paragraph-rsid="0004b703" style:font-size-asian="12pt" style:font-size-complex="12pt"/>
    </style:style>
    <style:style style:name="P6" style:family="paragraph" style:parent-style-name="Standard">
      <style:text-properties fo:font-size="12pt" officeooo:rsid="000a5e0a" officeooo:paragraph-rsid="000a5e0a" style:font-size-asian="12pt" style:font-size-complex="12pt"/>
    </style:style>
    <style:style style:name="P7" style:family="paragraph" style:parent-style-name="Standard">
      <style:text-properties fo:font-size="12pt" officeooo:rsid="000a5e0a" officeooo:paragraph-rsid="000e8c09" style:font-size-asian="12pt" style:font-size-complex="12pt"/>
    </style:style>
    <style:style style:name="P8" style:family="paragraph" style:parent-style-name="Standard">
      <style:text-properties fo:font-size="12pt" officeooo:paragraph-rsid="000e8c09" style:font-size-asian="12pt" style:font-size-complex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officeooo:rsid="0000bd01"/>
    </style:style>
    <style:style style:name="T2" style:family="text">
      <style:text-properties style:text-position="sub 58%"/>
    </style:style>
    <style:style style:name="T3" style:family="text">
      <style:text-properties officeooo:rsid="00031fe1"/>
    </style:style>
    <style:style style:name="T4" style:family="text">
      <style:text-properties officeooo:rsid="000e8c09"/>
    </style:style>
    <style:style style:name="T5" style:family="text">
      <style:text-properties officeooo:rsid="0016fa7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81cm" svg:stroke-color="#111111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3" style:family="graphic">
      <style:graphic-properties draw:stroke="none" draw:textarea-horizontal-align="justify" draw:textarea-vertical-align="middle" draw:auto-grow-height="false" fo:min-height="0.383cm" fo:min-width="0.385cm" style:run-through="foreground"/>
    </style:style>
    <style:style style:name="gr4" style:family="graphic">
      <style:graphic-properties draw:stroke="none" draw:textarea-horizontal-align="justify" draw:textarea-vertical-align="middle" draw:auto-grow-height="false" fo:min-height="0.385cm" fo:min-width="0.385cm" style:run-through="foreground"/>
    </style:style>
    <style:style style:name="gr5" style:family="graphic">
      <style:graphic-properties draw:stroke="none" draw:textarea-horizontal-align="justify" draw:textarea-vertical-align="middle" draw:auto-grow-height="false" fo:min-height="0.385cm" fo:min-width="0.383cm" style:run-through="foreground"/>
    </style:style>
    <style:style style:name="gr6" style:family="graphic">
      <style:graphic-properties draw:stroke="none" draw:fill-color="#ff3333" draw:textarea-horizontal-align="justify" draw:textarea-vertical-align="middle" draw:auto-grow-height="false" fo:min-height="0.189cm" fo:min-width="0.187cm" style:run-through="foreground"/>
    </style:style>
    <style:style style:name="gr7" style:family="graphic">
      <style:graphic-properties draw:stroke="none" draw:fill-color="#ff3333" draw:textarea-horizontal-align="justify" draw:textarea-vertical-align="middle" draw:auto-grow-height="false" fo:min-height="0.187cm" fo:min-width="0.187cm" style:run-through="foreground"/>
    </style:style>
    <style:style style:name="gr8" style:family="graphic">
      <style:graphic-properties draw:stroke="none" draw:textarea-horizontal-align="justify" draw:textarea-vertical-align="middle" draw:auto-grow-height="false" fo:min-height="0.351cm" fo:min-width="0.351cm" style:run-through="foreground"/>
    </style:style>
    <style:style style:name="gr9" style:family="graphic">
      <style:graphic-properties draw:stroke="none" draw:textarea-horizontal-align="justify" draw:textarea-vertical-align="middle" draw:auto-grow-height="false" fo:min-height="0.351cm" fo:min-width="0.349cm" style:run-through="foreground"/>
    </style:style>
    <style:style style:name="gr10" style:family="graphic">
      <style:graphic-properties draw:stroke="none" draw:fill-color="#ff3333" draw:textarea-horizontal-align="justify" draw:textarea-vertical-align="middle" draw:auto-grow-height="false" fo:min-height="0.173cm" fo:min-width="0.173cm" style:run-through="foreground"/>
    </style:style>
    <style:style style:name="gr11" style:family="graphic">
      <style:graphic-properties draw:stroke="none" draw:fill-color="#ff3333" draw:textarea-horizontal-align="justify" draw:textarea-vertical-align="middle" draw:auto-grow-height="false" fo:min-height="0.171cm" fo:min-width="0.173cm" style:run-through="foreground"/>
    </style:style>
    <style:style style:name="gr12" style:family="graphic">
      <style:graphic-properties draw:stroke="none" draw:textarea-horizontal-align="justify" draw:textarea-vertical-align="middle" draw:auto-grow-height="false" fo:min-height="0.383cm" fo:min-width="0.383cm" style:run-through="foreground"/>
    </style:style>
    <style:style style:name="gr13" style:family="graphic">
      <style:graphic-properties draw:stroke="none" draw:fill-color="#ff3333" draw:textarea-horizontal-align="justify" draw:textarea-vertical-align="middle" draw:auto-grow-height="false" fo:min-height="0.189cm" fo:min-width="0.189cm" style:run-through="foreground"/>
    </style:style>
    <style:style style:name="gr14" style:family="graphic">
      <style:graphic-properties draw:stroke="none" draw:fill-color="#ff3333" draw:textarea-horizontal-align="justify" draw:textarea-vertical-align="middle" draw:auto-grow-height="false" fo:min-height="0.187cm" fo:min-width="0.189cm" style:run-through="foreground"/>
    </style:style>
    <style:style style:name="gr15" style:family="graphic">
      <style:graphic-properties draw:stroke="none" draw:fill-color="#ff3333" draw:textarea-horizontal-align="justify" draw:textarea-vertical-align="middle" draw:auto-grow-height="false" fo:min-height="0.385cm" fo:min-width="0.385cm" style:run-through="foreground"/>
    </style:style>
    <style:style style:name="gr16" style:family="graphic">
      <style:graphic-properties draw:stroke="none" draw:fill-color="#ff3333" draw:textarea-horizontal-align="justify" draw:textarea-vertical-align="middle" draw:auto-grow-height="false" fo:min-height="0.385cm" fo:min-width="0.38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(V,E)</text:p>
      <text:p text:style-name="P2"/>
      <text:p text:style-name="P1">origin </text:p>
      <text:p text:style-name="P1"><draw:frame draw:style-name="fr1" draw:name="物件8" text:anchor-type="as-char" svg:y="-0.377cm" svg:width="12.435cm" svg:height="0.533cm" draw:z-index="1"><draw:object xlink:href="./Object 8" xlink:type="simple" xlink:show="embed" xlink:actuate="onLoad"/><draw:image xlink:href="./ObjectReplacements/Object 8" xlink:type="simple" xlink:show="embed" xlink:actuate="onLoad"/><svg:desc>公式</svg:desc></draw:frame></text:p>
      <text:p text:style-name="P1"><draw:frame draw:style-name="fr1" draw:name="物件9" text:anchor-type="as-char" svg:y="-0.437cm" svg:width="10.142cm" svg:height="0.593cm" draw:z-index="24"><draw:object xlink:href="./Object 9" xlink:type="simple" xlink:show="embed" xlink:actuate="onLoad"/><draw:image xlink:href="./ObjectReplacements/Object 9" xlink:type="simple" xlink:show="embed" xlink:actuate="onLoad"/><svg:desc>公式</svg:desc></draw:frame></text:p>
      <text:p text:style-name="P1"><draw:frame draw:style-name="fr1" draw:name="物件24" text:anchor-type="as-char" svg:y="-0.377cm" svg:width="7.511cm" svg:height="0.533cm" draw:z-index="28"><draw:object xlink:href="./Object 24" xlink:type="simple" xlink:show="embed" xlink:actuate="onLoad"/><draw:image xlink:href="./ObjectReplacements/Object 24" xlink:type="simple" xlink:show="embed" xlink:actuate="onLoad"/><svg:desc>公式</svg:desc></draw:frame></text:p>
      <text:p text:style-name="P1"><draw:frame draw:style-name="fr1" draw:name="物件10" text:anchor-type="as-char" svg:y="-0.437cm" svg:width="13.399cm" svg:height="0.593cm" draw:z-index="2"><draw:object xlink:href="./Object 10" xlink:type="simple" xlink:show="embed" xlink:actuate="onLoad"/><draw:image xlink:href="./ObjectReplacements/Object 10" xlink:type="simple" xlink:show="embed" xlink:actuate="onLoad"/><svg:desc>公式</svg:desc></draw:frame></text:p>
      <text:p text:style-name="P1"><draw:frame draw:style-name="fr1" draw:name="物件17" text:anchor-type="as-char" svg:y="-0.437cm" svg:width="9.172cm" svg:height="0.591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non uniform</text:p>
      <text:p text:style-name="P1"><draw:frame draw:style-name="fr1" draw:name="物件7" text:anchor-type="as-char" svg:y="-0.693cm" svg:width="8.53cm" svg:height="1.134cm" draw:z-index="0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物件20" text:anchor-type="as-char" svg:y="-0.437cm" svg:width="10.142cm" svg:height="0.593cm" draw:z-index="25"><draw:object xlink:href="./Object 20" xlink:type="simple" xlink:show="embed" xlink:actuate="onLoad"/><draw:image xlink:href="./ObjectReplacements/Object 20" xlink:type="simple" xlink:show="embed" xlink:actuate="onLoad"/><svg:desc>公式</svg:desc></draw:frame></text:p>
      <text:p text:style-name="P1"><draw:frame draw:style-name="fr1" draw:name="物件25" text:anchor-type="as-char" svg:y="-0.377cm" svg:width="7.511cm" svg:height="0.533cm" draw:z-index="30"><draw:object xlink:href="./Object 25" xlink:type="simple" xlink:show="embed" xlink:actuate="onLoad"/><draw:image xlink:href="./ObjectReplacements/Object 25" xlink:type="simple" xlink:show="embed" xlink:actuate="onLoad"/><svg:desc>公式</svg:desc></draw:frame></text:p>
      <text:p text:style-name="P1"><draw:frame draw:style-name="fr1" draw:name="物件18" text:anchor-type="as-char" svg:y="-0.437cm" svg:width="13.399cm" svg:height="0.593cm" draw:z-index="23"><draw:object xlink:href="./Object 18" xlink:type="simple" xlink:show="embed" xlink:actuate="onLoad"/><draw:image xlink:href="./ObjectReplacements/Object 18" xlink:type="simple" xlink:show="embed" xlink:actuate="onLoad"/><svg:desc>公式</svg:desc></draw:frame></text:p>
      <text:p text:style-name="P1"><draw:frame draw:style-name="fr1" draw:name="物件19" text:anchor-type="as-char" svg:y="-0.437cm" svg:width="9.195cm" svg:height="0.593cm" draw:z-index="29"><draw:object xlink:href="./Object 19" xlink:type="simple" xlink:show="embed" xlink:actuate="onLoad"/><draw:image xlink:href="./ObjectReplacements/Object 19" xlink:type="simple" xlink:show="embed" xlink:actuate="onLoad"/><svg:desc>公式</svg:desc></draw:frame></text:p>
      <text:p text:style-name="P5">replication </text:p>
      <text:p text:style-name="P5"><draw:frame draw:style-name="fr1" draw:name="物件21" text:anchor-type="as-char" svg:y="-0.437cm" svg:width="10.142cm" svg:height="0.593cm" draw:z-index="26"><draw:object xlink:href="./Object 21" xlink:type="simple" xlink:show="embed" xlink:actuate="onLoad"/><draw:image xlink:href="./ObjectReplacements/Object 21" xlink:type="simple" xlink:show="embed" xlink:actuate="onLoad"/><svg:desc>公式</svg:desc></draw:frame></text:p>
      <text:p text:style-name="P5"><draw:frame draw:style-name="fr1" draw:name="物件26" text:anchor-type="as-char" svg:y="-0.377cm" svg:width="7.511cm" svg:height="0.533cm" draw:z-index="31"><draw:object xlink:href="./Object 26" xlink:type="simple" xlink:show="embed" xlink:actuate="onLoad"/><draw:image xlink:href="./ObjectReplacements/Object 26" xlink:type="simple" xlink:show="embed" xlink:actuate="onLoad"/><svg:desc>公式</svg:desc></draw:frame></text:p>
      <text:p text:style-name="P5"><draw:frame draw:style-name="fr1" draw:name="物件22" text:anchor-type="as-char" svg:y="-0.437cm" svg:width="13.399cm" svg:height="0.593cm" draw:z-index="27"><draw:object xlink:href="./Object 22" xlink:type="simple" xlink:show="embed" xlink:actuate="onLoad"/><draw:image xlink:href="./ObjectReplacements/Object 22" xlink:type="simple" xlink:show="embed" xlink:actuate="onLoad"/><svg:desc>公式</svg:desc></draw:frame></text:p>
      <text:p text:style-name="P5"><draw:frame draw:style-name="fr1" draw:name="物件23" text:anchor-type="as-char" svg:y="-0.437cm" svg:width="10.74cm" svg:height="0.593cm" draw:z-index="32"><draw:object xlink:href="./Object 11" xlink:type="simple" xlink:show="embed" xlink:actuate="onLoad"/><draw:image xlink:href="./ObjectReplacements/Object 11" xlink:type="simple" xlink:show="embed" xlink:actuate="onLoad"/><svg:desc>公式</svg:desc></draw:frame></text:p>
      <text:p text:style-name="P4"><text:span text:style-name="T4">loss</text:span></text:p>
      <text:p text:style-name="P4">Define V<text:span text:style-name="T2">c</text:span> as the <text:span text:style-name="T5">spited node form V</text:span>, k as the number of partitions, <text:s/><text:span text:style-name="T3">m</text:span> as the number of replications</text:p>
      <text:p text:style-name="P4"/>
      <text:p text:style-name="P8"><draw:frame draw:style-name="fr2" draw:name="物件1" text:anchor-type="as-char" svg:y="-0.386cm" svg:width="3.022cm" svg:height="0.542cm" draw:z-index="16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8"><draw:frame draw:style-name="fr2" draw:name="物件2" text:anchor-type="as-char" svg:y="-0.377cm" svg:width="3.039cm" svg:height="0.533cm" draw:z-index="17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8"><draw:frame draw:style-name="fr2" draw:name="物件3" text:anchor-type="as-char" svg:y="-0.693cm" svg:width="8.491cm" svg:height="1.072cm" draw:z-index="18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8"><draw:frame draw:style-name="fr2" draw:name="物件4" text:anchor-type="as-char" svg:y="-0.693cm" svg:width="8.71cm" svg:height="1.072cm" draw:z-index="19"><draw:object xlink:href="./Object 5" xlink:type="simple" xlink:show="embed" xlink:actuate="onLoad"/><draw:image xlink:href="./ObjectReplacements/Object 5" xlink:type="simple" xlink:show="embed" xlink:actuate="onLoad"/><svg:desc>公式</svg:desc></draw:frame></text:p>
      <text:p text:style-name="P8"><draw:frame draw:style-name="fr2" draw:name="物件5" text:anchor-type="as-char" svg:y="-0.386cm" svg:width="5.786cm" svg:height="0.579cm" draw:z-index="20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8"><draw:frame draw:style-name="fr2" draw:name="物件11" text:anchor-type="as-char" svg:y="-0.377cm" svg:width="4.216cm" svg:height="0.533cm" draw:z-index="35"><draw:object xlink:href="./Object 23" xlink:type="simple" xlink:show="embed" xlink:actuate="onLoad"/><draw:image xlink:href="./ObjectReplacements/Object 23" xlink:type="simple" xlink:show="embed" xlink:actuate="onLoad"/><svg:desc>公式</svg:desc></draw:frame></text:p>
      <text:p text:style-name="P8"/>
      <text:p text:style-name="P3"/>
      <text:p text:style-name="P6">we use bisection method to optimize the<draw:frame draw:style-name="fr1" draw:name="物件14" text:anchor-type="as-char" svg:y="-0.215cm" svg:width="0.483cm" svg:height="0.242cm" draw:z-index="14"><draw:object xlink:href="./Object 14" xlink:type="simple" xlink:show="embed" xlink:actuate="onLoad"/><draw:image xlink:href="./ObjectReplacements/Object 14" xlink:type="simple" xlink:show="embed" xlink:actuate="onLoad"/><svg:desc>公式</svg:desc></draw:frame>for <text:span text:style-name="T4">a tuple</text:span> (k,m,loss)</text:p>
      <text:p text:style-name="P7">we use bisection method to optimize the<draw:frame draw:style-name="fr1" draw:name="物件16" text:anchor-type="as-char" svg:y="-0.377cm" svg:width="0.443cm" svg:height="0.469cm" draw:z-index="21"><draw:object xlink:href="./Object 16" xlink:type="simple" xlink:show="embed" xlink:actuate="onLoad"/><draw:image xlink:href="./ObjectReplacements/Object 16" xlink:type="simple" xlink:show="embed" xlink:actuate="onLoad"/><svg:desc>公式</svg:desc></draw:frame>for <text:span text:style-name="T4">a tuple</text:span> (m,loss)</text:p>
      <text:p text:style-name="P6">split</text:p>
      <text:p text:style-name="P5"><draw:frame draw:style-name="fr1" draw:name="物件12" text:anchor-type="as-char" svg:y="-0.386cm" svg:width="4.018cm" svg:height="0.51cm" draw:z-index="12"><draw:object xlink:href="./Object 12" xlink:type="simple" xlink:show="embed" xlink:actuate="onLoad"/><draw:image xlink:href="./ObjectReplacements/Object 12" xlink:type="simple" xlink:show="embed" xlink:actuate="onLoad"/><svg:desc>公式</svg:desc></draw:frame></text:p>
      <text:p text:style-name="P6">bisection method</text:p>
      <text:p text:style-name="P6"><draw:frame draw:style-name="fr1" draw:name="物件15" text:anchor-type="as-char" svg:y="-0.386cm" svg:width="6.611cm" svg:height="0.542cm" draw:z-index="15"><draw:object xlink:href="./Object 15" xlink:type="simple" xlink:show="embed" xlink:actuate="onLoad"/><draw:image xlink:href="./ObjectReplacements/Object 15" xlink:type="simple" xlink:show="embed" xlink:actuate="onLoad"/><svg:desc>公式</svg:desc></draw:frame></text:p>
      <text:p text:style-name="P6">percolation </text:p>
      <text:p text:style-name="P5"><draw:frame draw:style-name="fr1" draw:name="物件13" text:anchor-type="as-char" svg:y="-0.437cm" svg:width="4.166cm" svg:height="0.559cm" draw:z-index="13"><draw:object xlink:href="./Object 13" xlink:type="simple" xlink:show="embed" xlink:actuate="onLoad"/><draw:image xlink:href="./ObjectReplacements/Object 13" xlink:type="simple" xlink:show="embed" xlink:actuate="onLoad"/><svg:desc>公式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g text:anchor-type="paragraph" draw:z-index="34" draw:style-name="gr1"><draw:line draw:name="形狀2" draw:style-name="gr2" draw:text-style-name="P9" svg:x1="8.167cm" svg:y1="0.6cm" svg:x2="8.075cm" svg:y2="1.573cm"><text:p/></draw:line><draw:line draw:name="形狀2" draw:style-name="gr2" draw:text-style-name="P9" svg:x1="7.963cm" svg:y1="2.214cm" svg:x2="9.321cm" svg:y2="3.151cm"><text:p/></draw:line><draw:line draw:name="形狀2" draw:style-name="gr2" draw:text-style-name="P9" svg:x1="6.77cm" svg:y1="3.643cm" svg:x2="7.661cm" svg:y2="2.637cm"><text:p/></draw:line><draw:custom-shape draw:name="形狀1" draw:style-name="gr5" draw:text-style-name="P10" svg:width="0.539cm" svg:height="0.541cm" svg:x="9.057cm" svg:y="2.8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42cm" svg:height="0.541cm" svg:x="7.89cm" svg:y="0.3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8.167cm" svg:y1="0.6cm" svg:x2="8.015cm" svg:y2="2.214cm"><text:p/></draw:line><draw:line draw:name="形狀2" draw:style-name="gr2" draw:text-style-name="P9" svg:x1="6.77cm" svg:y1="3.643cm" svg:x2="8.036cm" svg:y2="2.214cm"><text:p/></draw:line><draw:custom-shape draw:name="形狀1" draw:style-name="gr5" draw:text-style-name="P10" svg:width="0.539cm" svg:height="0.541cm" svg:x="9.057cm" svg:y="2.8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42cm" svg:height="0.541cm" svg:x="7.89cm" svg:y="0.3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2" draw:text-style-name="P10" svg:width="0.539cm" svg:height="0.542cm" svg:x="6.521cm" svg:y="3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6" draw:text-style-name="P11" svg:width="0.542cm" svg:height="0.541cm" svg:x="7.745cm" svg:y="1.94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33" draw:style-name="gr1"><draw:line draw:name="形狀2" draw:style-name="gr2" draw:text-style-name="P9" svg:x1="4.361cm" svg:y1="2.577cm" svg:x2="3.915cm" svg:y2="1.452cm"><text:p/></draw:line><draw:line draw:name="形狀2" draw:style-name="gr2" draw:text-style-name="P9" svg:x1="4.361cm" svg:y1="2.577cm" svg:x2="3.915cm" svg:y2="1.452cm"><text:p/></draw:line><draw:line draw:name="形狀2" draw:style-name="gr2" draw:text-style-name="P9" svg:x1="3.917cm" svg:y1="1.452cm" svg:x2="3.413cm" svg:y2="2.783cm"><text:p/></draw:line><draw:line draw:name="形狀2" draw:style-name="gr2" draw:text-style-name="P9" svg:x1="4.362cm" svg:y1="2.578cm" svg:x2="3.339cm" svg:y2="2.784cm"><text:p/></draw:line><draw:line draw:name="形狀2" draw:style-name="gr2" draw:text-style-name="P9" svg:x1="4.218cm" svg:y1="2.5cm" svg:x2="5.143cm" svg:y2="3.139cm"><text:p/></draw:line><draw:line draw:name="形狀2" draw:style-name="gr2" draw:text-style-name="P9" svg:x1="2.592cm" svg:y1="3.629cm" svg:x2="3.411cm" svg:y2="2.706cm"><text:p/></draw:line><draw:custom-shape draw:name="形狀1" draw:style-name="gr12" draw:text-style-name="P10" svg:width="0.539cm" svg:height="0.542cm" svg:x="4.88cm" svg:y="2.85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3.713cm" svg:y="0.3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4.208cm" svg:y="2.42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78cm" svg:y="1.38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3.254cm" svg:y="2.62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4.361cm" svg:y1="2.577cm" svg:x2="3.915cm" svg:y2="1.452cm"><text:p/></draw:line><draw:line draw:name="形狀2" draw:style-name="gr2" draw:text-style-name="P9" svg:x1="4.361cm" svg:y1="2.577cm" svg:x2="3.915cm" svg:y2="1.452cm"><text:p/></draw:line><draw:line draw:name="形狀2" draw:style-name="gr2" draw:text-style-name="P9" svg:x1="4.362cm" svg:y1="2.578cm" svg:x2="3.339cm" svg:y2="2.784cm"><text:p/></draw:line><draw:line draw:name="形狀2" draw:style-name="gr2" draw:text-style-name="P9" svg:x1="3.989cm" svg:y1="0.588cm" svg:x2="3.897cm" svg:y2="1.554cm"><text:p/></draw:line><draw:custom-shape draw:name="形狀1" draw:style-name="gr12" draw:text-style-name="P10" svg:width="0.539cm" svg:height="0.542cm" svg:x="4.88cm" svg:y="2.85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3.713cm" svg:y="0.3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2.342cm" svg:y="3.35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4.208cm" svg:y="2.42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78cm" svg:y="1.38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3.254cm" svg:y="2.62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g text:anchor-type="paragraph" draw:z-index="7" draw:style-name="gr1"><draw:line draw:name="形狀2" draw:style-name="gr2" draw:text-style-name="P9" svg:x1="12.162cm" svg:y1="2.648cm" svg:x2="11.716cm" svg:y2="1.523cm"><text:p/></draw:line><draw:line draw:name="形狀2" draw:style-name="gr2" draw:text-style-name="P9" svg:x1="12.162cm" svg:y1="2.648cm" svg:x2="11.716cm" svg:y2="1.523cm"><text:p/></draw:line><draw:line draw:name="形狀2" draw:style-name="gr2" draw:text-style-name="P9" svg:x1="11.716cm" svg:y1="1.523cm" svg:x2="11.212cm" svg:y2="2.854cm"><text:p/></draw:line><draw:line draw:name="形狀2" draw:style-name="gr2" draw:text-style-name="P9" svg:x1="12.162cm" svg:y1="2.649cm" svg:x2="11.139cm" svg:y2="2.855cm"><text:p/></draw:line><draw:line draw:name="形狀2" draw:style-name="gr2" draw:text-style-name="P9" svg:x1="12.018cm" svg:y1="2.57cm" svg:x2="12.943cm" svg:y2="3.209cm"><text:p/></draw:line><draw:line draw:name="形狀2" draw:style-name="gr2" draw:text-style-name="P9" svg:x1="10.393cm" svg:y1="3.701cm" svg:x2="11.212cm" svg:y2="2.778cm"><text:p/></draw:line><draw:custom-shape draw:name="形狀1" draw:style-name="gr4" draw:text-style-name="P10" svg:width="0.541cm" svg:height="0.541cm" svg:x="9.906cm" svg:y="1.1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12.681cm" svg:y="2.9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11.513cm" svg:y="0.4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12.009cm" svg:y="2.4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11.58cm" svg:y="1.45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1.054cm" svg:y="2.69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12.162cm" svg:y1="2.648cm" svg:x2="11.716cm" svg:y2="1.523cm"><text:p/></draw:line><draw:line draw:name="形狀2" draw:style-name="gr2" draw:text-style-name="P9" svg:x1="12.162cm" svg:y1="2.648cm" svg:x2="11.716cm" svg:y2="1.523cm"><text:p/></draw:line><draw:line draw:name="形狀2" draw:style-name="gr2" draw:text-style-name="P9" svg:x1="12.162cm" svg:y1="2.649cm" svg:x2="11.139cm" svg:y2="2.855cm"><text:p/></draw:line><draw:line draw:name="形狀2" draw:style-name="gr2" draw:text-style-name="P9" svg:x1="11.789cm" svg:y1="0.658cm" svg:x2="11.697cm" svg:y2="1.624cm"><text:p/></draw:line><draw:line draw:name="形狀2" draw:style-name="gr2" draw:text-style-name="P9" svg:x1="10.16cm" svg:y1="1.456cm" svg:x2="11.716cm" svg:y2="1.623cm"><text:p/></draw:line><draw:custom-shape draw:name="形狀1" draw:style-name="gr4" draw:text-style-name="P10" svg:width="0.541cm" svg:height="0.541cm" svg:x="9.906cm" svg:y="1.1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12.681cm" svg:y="2.9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11.513cm" svg:y="0.4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10.142cm" svg:y="3.42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12.009cm" svg:y="2.4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11.58cm" svg:y="1.45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1.054cm" svg:y="2.69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text:p>
      <text:p text:style-name="P5"/>
      <text:p text:style-name="P5"><draw:g text:anchor-type="paragraph" draw:z-index="3" draw:style-name="gr1"><draw:line draw:name="形狀2" draw:style-name="gr2" draw:text-style-name="P9" svg:x1="4.305cm" svg:y1="1.905cm" svg:x2="4.996cm" svg:y2="1.413cm"><text:p/></draw:line><draw:line draw:name="形狀2" draw:style-name="gr2" draw:text-style-name="P9" svg:x1="4.305cm" svg:y1="1.905cm" svg:x2="4.996cm" svg:y2="1.413cm"><text:p/></draw:line><draw:line draw:name="形狀2" draw:style-name="gr2" draw:text-style-name="P9" svg:x1="5.443cm" svg:y1="2.538cm" svg:x2="4.997cm" svg:y2="1.413cm"><text:p/></draw:line><draw:line draw:name="形狀2" draw:style-name="gr2" draw:text-style-name="P9" svg:x1="5.443cm" svg:y1="2.538cm" svg:x2="4.997cm" svg:y2="1.413cm"><text:p/></draw:line><draw:line draw:name="形狀2" draw:style-name="gr2" draw:text-style-name="P9" svg:x1="4.305cm" svg:y1="1.906cm" svg:x2="4.492cm" svg:y2="2.745cm"><text:p/></draw:line><draw:line draw:name="形狀2" draw:style-name="gr2" draw:text-style-name="P9" svg:x1="5.441cm" svg:y1="2.539cm" svg:x2="4.418cm" svg:y2="2.745cm"><text:p/></draw:line><draw:line draw:name="形狀2" draw:style-name="gr2" draw:text-style-name="P9" svg:x1="5.068cm" svg:y1="0.548cm" svg:x2="4.976cm" svg:y2="1.515cm"><text:p/></draw:line><draw:line draw:name="形狀2" draw:style-name="gr2" draw:text-style-name="P9" svg:x1="5.367cm" svg:y1="2.51cm" svg:x2="6.223cm" svg:y2="3.099cm"><text:p/></draw:line><draw:line draw:name="形狀2" draw:style-name="gr2" draw:text-style-name="P9" svg:x1="3.673cm" svg:y1="3.591cm" svg:x2="4.458cm" svg:y2="2.706cm"><text:p/></draw:line><draw:line draw:name="形狀2" draw:style-name="gr2" draw:text-style-name="P9" svg:x1="3.439cm" svg:y1="1.346cm" svg:x2="4.408cm" svg:y2="1.906cm"><text:p/></draw:line><draw:custom-shape draw:name="形狀1" draw:style-name="gr3" draw:text-style-name="P10" svg:width="0.541cm" svg:height="0.542cm" svg:x="3.186cm" svg:y="1.05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5.959cm" svg:y="2.81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4.793cm" svg:y="0.32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3.422cm" svg:y="3.31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4.204cm" svg:y="1.74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5.289cm" svg:y="2.38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4.86cm" svg:y="1.34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4.334cm" svg:y="2.58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text:p>
      <text:p text:style-name="P5"><draw:g text:anchor-type="paragraph" draw:z-index="11" draw:style-name="gr1"><draw:line draw:name="形狀2" draw:style-name="gr2" draw:text-style-name="P9" svg:x1="3.909cm" svg:y1="17.886cm" svg:x2="5.334cm" svg:y2="18.707cm"><text:p/></draw:line><draw:line draw:name="形狀2" draw:style-name="gr2" draw:text-style-name="P9" svg:x1="5.538cm" svg:y1="17.088cm" svg:x2="5.446cm" svg:y2="18.061cm"><text:p/></draw:line><draw:line draw:name="形狀2" draw:style-name="gr2" draw:text-style-name="P9" svg:x1="5.334cm" svg:y1="18.702cm" svg:x2="6.692cm" svg:y2="19.639cm"><text:p/></draw:line><draw:line draw:name="形狀2" draw:style-name="gr2" draw:text-style-name="P9" svg:x1="4.141cm" svg:y1="20.131cm" svg:x2="5.032cm" svg:y2="19.125cm"><text:p/></draw:line><draw:custom-shape draw:name="形狀1" draw:style-name="gr3" draw:text-style-name="P10" svg:width="0.541cm" svg:height="0.542cm" svg:x="3.655cm" svg:y="17.59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6.428cm" svg:y="19.35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5.262cm" svg:y="16.86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5.538cm" svg:y1="17.088cm" svg:x2="5.386cm" svg:y2="18.702cm"><text:p/></draw:line><draw:line draw:name="形狀2" draw:style-name="gr2" draw:text-style-name="P9" svg:x1="4.141cm" svg:y1="20.131cm" svg:x2="5.407cm" svg:y2="18.702cm"><text:p/></draw:line><draw:custom-shape draw:name="形狀1" draw:style-name="gr3" draw:text-style-name="P10" svg:width="0.541cm" svg:height="0.542cm" svg:x="6.428cm" svg:y="19.35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5.262cm" svg:y="16.86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3.891cm" svg:y="19.85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5" draw:text-style-name="P11" svg:width="0.541cm" svg:height="0.541cm" svg:x="5.117cm" svg:y="18.43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10" draw:style-name="gr1"><draw:line draw:name="形狀2" draw:style-name="gr2" draw:text-style-name="P9" svg:x1="12.549cm" svg:y1="12.358cm" svg:x2="14.105cm" svg:y2="12.533cm"><text:p/></draw:line><draw:line draw:name="形狀2" draw:style-name="gr2" draw:text-style-name="P9" svg:x1="12.782cm" svg:y1="14.603cm" svg:x2="13.594cm" svg:y2="13.687cm"><text:p/></draw:line><draw:line draw:name="形狀2" draw:style-name="gr2" draw:text-style-name="P9" svg:x1="14.52cm" svg:y1="13.55cm" svg:x2="15.332cm" svg:y2="14.11cm"><text:p/></draw:line><draw:line draw:name="形狀2" draw:style-name="gr2" draw:text-style-name="P9" svg:x1="14.178cm" svg:y1="11.559cm" svg:x2="14.086cm" svg:y2="12.532cm"><text:p/></draw:line><draw:line draw:name="形狀2" draw:style-name="gr2" draw:text-style-name="P9" svg:x1="12.782cm" svg:y1="14.603cm" svg:x2="13.594cm" svg:y2="13.687cm"><text:p/></draw:line><draw:line draw:name="形狀2" draw:style-name="gr2" draw:text-style-name="P9" svg:x1="13.528cm" svg:y1="13.756cm" svg:x2="15.332cm" svg:y2="14.11cm"><text:p/></draw:line><draw:line draw:name="形狀2" draw:style-name="gr2" draw:text-style-name="P9" svg:x1="14.178cm" svg:y1="11.559cm" svg:x2="14.086cm" svg:y2="12.532cm"><text:p/></draw:line><draw:line draw:name="形狀2" draw:style-name="gr2" draw:text-style-name="P9" svg:x1="12.782cm" svg:y1="14.603cm" svg:x2="13.415cm" svg:y2="12.858cm"><text:p/></draw:line><draw:line draw:name="形狀2" draw:style-name="gr2" draw:text-style-name="P9" svg:x1="12.549cm" svg:y1="12.358cm" svg:x2="13.601cm" svg:y2="13.687cm"><text:p/></draw:line><draw:line draw:name="形狀2" draw:style-name="gr2" draw:text-style-name="P9" svg:x1="14.085cm" svg:y1="12.533cm" svg:x2="13.616cm" svg:y2="13.687cm"><text:p/></draw:line><draw:line draw:name="形狀2" draw:style-name="gr2" draw:text-style-name="P9" svg:x1="12.549cm" svg:y1="12.358cm" svg:x2="13.518cm" svg:y2="12.918cm"><text:p/></draw:line><draw:line draw:name="形狀2" draw:style-name="gr2" draw:text-style-name="P9" svg:x1="13.414cm" svg:y1="12.917cm" svg:x2="14.105cm" svg:y2="12.425cm"><text:p/></draw:line><draw:line draw:name="形狀2" draw:style-name="gr2" draw:text-style-name="P9" svg:x1="13.414cm" svg:y1="12.917cm" svg:x2="14.105cm" svg:y2="12.425cm"><text:p/></draw:line><draw:line draw:name="形狀2" draw:style-name="gr2" draw:text-style-name="P9" svg:x1="14.551cm" svg:y1="13.55cm" svg:x2="14.105cm" svg:y2="12.425cm"><text:p/></draw:line><draw:line draw:name="形狀2" draw:style-name="gr2" draw:text-style-name="P9" svg:x1="14.551cm" svg:y1="13.55cm" svg:x2="14.105cm" svg:y2="12.425cm"><text:p/></draw:line><draw:line draw:name="形狀2" draw:style-name="gr2" draw:text-style-name="P9" svg:x1="13.414cm" svg:y1="12.917cm" svg:x2="13.601cm" svg:y2="13.756cm"><text:p/></draw:line><draw:line draw:name="形狀2" draw:style-name="gr2" draw:text-style-name="P9" svg:x1="14.551cm" svg:y1="13.55cm" svg:x2="13.528cm" svg:y2="13.756cm"><text:p/></draw:line><draw:line draw:name="形狀2" draw:style-name="gr2" draw:text-style-name="P9" svg:x1="14.178cm" svg:y1="11.559cm" svg:x2="14.551cm" svg:y2="13.55cm"><text:p/></draw:line><draw:line draw:name="形狀2" draw:style-name="gr2" draw:text-style-name="P9" svg:x1="14.178cm" svg:y1="12.425cm" svg:x2="15.332cm" svg:y2="14.11cm"><text:p/></draw:line><draw:line draw:name="形狀2" draw:style-name="gr2" draw:text-style-name="P9" svg:x1="12.782cm" svg:y1="14.602cm" svg:x2="14.619cm" svg:y2="13.481cm"><text:p/></draw:line><draw:line draw:name="形狀2" draw:style-name="gr2" draw:text-style-name="P9" svg:x1="13.414cm" svg:y1="12.858cm" svg:x2="14.618cm" svg:y2="13.55cm"><text:p/></draw:line><draw:custom-shape draw:name="形狀1" draw:style-name="gr12" draw:text-style-name="P10" svg:width="0.542cm" svg:height="0.542cm" svg:x="12.294cm" svg:y="12.0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2" draw:text-style-name="P10" svg:width="0.539cm" svg:height="0.542cm" svg:x="15.069cm" svg:y="13.8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13.901cm" svg:y="11.33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312cm" svg:y="12.7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4.397cm" svg:y="13.3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968cm" svg:y="12.3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442cm" svg:y="13.5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13.414cm" svg:y1="12.917cm" svg:x2="14.105cm" svg:y2="12.425cm"><text:p/></draw:line><draw:line draw:name="形狀2" draw:style-name="gr2" draw:text-style-name="P9" svg:x1="13.414cm" svg:y1="12.917cm" svg:x2="14.105cm" svg:y2="12.425cm"><text:p/></draw:line><draw:line draw:name="形狀2" draw:style-name="gr2" draw:text-style-name="P9" svg:x1="14.551cm" svg:y1="13.55cm" svg:x2="14.105cm" svg:y2="12.425cm"><text:p/></draw:line><draw:line draw:name="形狀2" draw:style-name="gr2" draw:text-style-name="P9" svg:x1="14.551cm" svg:y1="13.55cm" svg:x2="14.105cm" svg:y2="12.425cm"><text:p/></draw:line><draw:line draw:name="形狀2" draw:style-name="gr2" draw:text-style-name="P9" svg:x1="13.414cm" svg:y1="12.917cm" svg:x2="13.601cm" svg:y2="13.756cm"><text:p/></draw:line><draw:line draw:name="形狀2" draw:style-name="gr2" draw:text-style-name="P9" svg:x1="14.551cm" svg:y1="13.55cm" svg:x2="13.528cm" svg:y2="13.756cm"><text:p/></draw:line><draw:line draw:name="形狀2" draw:style-name="gr2" draw:text-style-name="P9" svg:x1="14.178cm" svg:y1="11.559cm" svg:x2="13.414cm" svg:y2="12.857cm"><text:p/></draw:line><draw:custom-shape draw:name="形狀1" draw:style-name="gr12" draw:text-style-name="P10" svg:width="0.539cm" svg:height="0.542cm" svg:x="15.069cm" svg:y="13.8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13.901cm" svg:y="11.33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12.532cm" svg:y="14.3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312cm" svg:y="12.7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4.397cm" svg:y="13.3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968cm" svg:y="12.3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3.442cm" svg:y="13.5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9" draw:style-name="gr1"><draw:line draw:name="形狀2" draw:style-name="gr2" draw:text-style-name="P9" svg:x1="7.86cm" svg:y1="14.603cm" svg:x2="8.672cm" svg:y2="13.687cm"><text:p/></draw:line><draw:line draw:name="形狀2" draw:style-name="gr2" draw:text-style-name="P9" svg:x1="9.598cm" svg:y1="13.55cm" svg:x2="10.41cm" svg:y2="14.11cm"><text:p/></draw:line><draw:line draw:name="形狀2" draw:style-name="gr2" draw:text-style-name="P9" svg:x1="9.256cm" svg:y1="11.559cm" svg:x2="9.164cm" svg:y2="12.532cm"><text:p/></draw:line><draw:line draw:name="形狀2" draw:style-name="gr2" draw:text-style-name="P9" svg:x1="7.86cm" svg:y1="14.603cm" svg:x2="8.672cm" svg:y2="13.687cm"><text:p/></draw:line><draw:line draw:name="形狀2" draw:style-name="gr2" draw:text-style-name="P9" svg:x1="9.256cm" svg:y1="11.559cm" svg:x2="9.164cm" svg:y2="12.532cm"><text:p/></draw:line><draw:line draw:name="形狀2" draw:style-name="gr2" draw:text-style-name="P9" svg:x1="7.627cm" svg:y1="12.358cm" svg:x2="8.679cm" svg:y2="13.687cm"><text:p/></draw:line><draw:line draw:name="形狀2" draw:style-name="gr2" draw:text-style-name="P9" svg:x1="9.163cm" svg:y1="12.533cm" svg:x2="8.694cm" svg:y2="13.687cm"><text:p/></draw:line><draw:line draw:name="形狀2" draw:style-name="gr2" draw:text-style-name="P9" svg:x1="7.627cm" svg:y1="12.358cm" svg:x2="8.596cm" svg:y2="12.918cm"><text:p/></draw:line><draw:line draw:name="形狀2" draw:style-name="gr2" draw:text-style-name="P9" svg:x1="8.492cm" svg:y1="12.917cm" svg:x2="9.183cm" svg:y2="12.425cm"><text:p/></draw:line><draw:line draw:name="形狀2" draw:style-name="gr2" draw:text-style-name="P9" svg:x1="8.492cm" svg:y1="12.917cm" svg:x2="9.183cm" svg:y2="12.425cm"><text:p/></draw:line><draw:line draw:name="形狀2" draw:style-name="gr2" draw:text-style-name="P9" svg:x1="9.629cm" svg:y1="13.55cm" svg:x2="9.183cm" svg:y2="12.425cm"><text:p/></draw:line><draw:line draw:name="形狀2" draw:style-name="gr2" draw:text-style-name="P9" svg:x1="9.629cm" svg:y1="13.55cm" svg:x2="9.183cm" svg:y2="12.425cm"><text:p/></draw:line><draw:line draw:name="形狀2" draw:style-name="gr2" draw:text-style-name="P9" svg:x1="8.492cm" svg:y1="12.917cm" svg:x2="8.679cm" svg:y2="13.756cm"><text:p/></draw:line><draw:line draw:name="形狀2" draw:style-name="gr2" draw:text-style-name="P9" svg:x1="9.629cm" svg:y1="13.55cm" svg:x2="8.606cm" svg:y2="13.756cm"><text:p/></draw:line><draw:line draw:name="形狀2" draw:style-name="gr2" draw:text-style-name="P9" svg:x1="9.256cm" svg:y1="12.425cm" svg:x2="10.41cm" svg:y2="14.11cm"><text:p/></draw:line><draw:line draw:name="形狀2" draw:style-name="gr2" draw:text-style-name="P9" svg:x1="7.86cm" svg:y1="14.602cm" svg:x2="9.697cm" svg:y2="13.481cm"><text:p/></draw:line><draw:line draw:name="形狀2" draw:style-name="gr2" draw:text-style-name="P9" svg:x1="8.492cm" svg:y1="12.858cm" svg:x2="9.696cm" svg:y2="13.55cm"><text:p/></draw:line><draw:custom-shape draw:name="形狀1" draw:style-name="gr3" draw:text-style-name="P10" svg:width="0.541cm" svg:height="0.542cm" svg:x="7.373cm" svg:y="12.0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10.146cm" svg:y="13.8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42cm" svg:height="0.541cm" svg:x="8.978cm" svg:y="11.33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8.391cm" svg:y="12.7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9.476cm" svg:y="13.3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9.047cm" svg:y="12.3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8.521cm" svg:y="13.5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8.492cm" svg:y1="12.917cm" svg:x2="9.183cm" svg:y2="12.425cm"><text:p/></draw:line><draw:line draw:name="形狀2" draw:style-name="gr2" draw:text-style-name="P9" svg:x1="8.492cm" svg:y1="12.917cm" svg:x2="9.183cm" svg:y2="12.425cm"><text:p/></draw:line><draw:line draw:name="形狀2" draw:style-name="gr2" draw:text-style-name="P9" svg:x1="9.629cm" svg:y1="13.55cm" svg:x2="9.183cm" svg:y2="12.425cm"><text:p/></draw:line><draw:line draw:name="形狀2" draw:style-name="gr2" draw:text-style-name="P9" svg:x1="9.629cm" svg:y1="13.55cm" svg:x2="9.183cm" svg:y2="12.425cm"><text:p/></draw:line><draw:line draw:name="形狀2" draw:style-name="gr2" draw:text-style-name="P9" svg:x1="8.492cm" svg:y1="12.917cm" svg:x2="8.679cm" svg:y2="13.756cm"><text:p/></draw:line><draw:line draw:name="形狀2" draw:style-name="gr2" draw:text-style-name="P9" svg:x1="9.629cm" svg:y1="13.55cm" svg:x2="8.606cm" svg:y2="13.756cm"><text:p/></draw:line><draw:line draw:name="形狀2" draw:style-name="gr2" draw:text-style-name="P9" svg:x1="9.256cm" svg:y1="11.559cm" svg:x2="8.492cm" svg:y2="12.857cm"><text:p/></draw:line><draw:custom-shape draw:name="形狀1" draw:style-name="gr3" draw:text-style-name="P10" svg:width="0.541cm" svg:height="0.542cm" svg:x="10.146cm" svg:y="13.8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42cm" svg:height="0.541cm" svg:x="8.978cm" svg:y="11.33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7.609cm" svg:y="14.3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8.391cm" svg:y="12.7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9.476cm" svg:y="13.3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9.047cm" svg:y="12.3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8.521cm" svg:y="13.5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8" draw:style-name="gr1"><draw:line draw:name="形狀2" draw:style-name="gr2" draw:text-style-name="P9" svg:x1="12.401cm" svg:y1="6.971cm" svg:x2="13.061cm" svg:y2="5.24cm"><text:p/></draw:line><draw:custom-shape draw:name="形狀1" draw:style-name="gr3" draw:text-style-name="P10" svg:width="0.541cm" svg:height="0.542cm" svg:x="11.915cm" svg:y="4.43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2" draw:text-style-name="P10" svg:width="0.539cm" svg:height="0.542cm" svg:x="14.688cm" svg:y="6.19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13.52cm" svg:y="3.70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2.931cm" svg:y="5.1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4.016cm" svg:y="5.7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14.171cm" svg:y1="5.919cm" svg:x2="13.061cm" svg:y2="5.24cm"><text:p/></draw:line><draw:line draw:name="形狀2" draw:style-name="gr2" draw:text-style-name="P9" svg:x1="13.797cm" svg:y1="3.929cm" svg:x2="14.17cm" svg:y2="5.92cm"><text:p/></draw:line><draw:line draw:name="形狀2" draw:style-name="gr2" draw:text-style-name="P9" svg:x1="14.088cm" svg:y1="5.885cm" svg:x2="14.952cm" svg:y2="6.479cm"><text:p/></draw:line><draw:line draw:name="形狀2" draw:style-name="gr2" draw:text-style-name="P9" svg:x1="12.168cm" svg:y1="4.727cm" svg:x2="13.06cm" svg:y2="5.241cm"><text:p/></draw:line><draw:custom-shape draw:name="形狀1" draw:style-name="gr3" draw:text-style-name="P10" svg:width="0.541cm" svg:height="0.542cm" svg:x="11.915cm" svg:y="4.43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2" draw:text-style-name="P10" svg:width="0.539cm" svg:height="0.542cm" svg:x="14.688cm" svg:y="6.19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13.52cm" svg:y="3.70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12.151cm" svg:y="6.69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4" draw:text-style-name="P11" svg:width="0.267cm" svg:height="0.265cm" svg:x="12.931cm" svg:y="5.1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3" draw:text-style-name="P11" svg:width="0.267cm" svg:height="0.264cm" svg:x="14.016cm" svg:y="5.7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6" draw:style-name="gr1"><draw:line draw:name="形狀2" draw:style-name="gr2" draw:text-style-name="P9" svg:x1="7.983cm" svg:y1="6.428cm" svg:x2="8.674cm" svg:y2="5.936cm"><text:p/></draw:line><draw:line draw:name="形狀2" draw:style-name="gr2" draw:text-style-name="P9" svg:x1="7.983cm" svg:y1="6.428cm" svg:x2="8.674cm" svg:y2="5.936cm"><text:p/></draw:line><draw:line draw:name="形狀2" draw:style-name="gr2" draw:text-style-name="P9" svg:x1="9.119cm" svg:y1="7.061cm" svg:x2="8.673cm" svg:y2="5.936cm"><text:p/></draw:line><draw:line draw:name="形狀2" draw:style-name="gr2" draw:text-style-name="P9" svg:x1="9.119cm" svg:y1="7.061cm" svg:x2="8.673cm" svg:y2="5.936cm"><text:p/></draw:line><draw:line draw:name="形狀2" draw:style-name="gr2" draw:text-style-name="P9" svg:x1="9.119cm" svg:y1="7.061cm" svg:x2="8.096cm" svg:y2="7.267cm"><text:p/></draw:line><draw:line draw:name="形狀2" draw:style-name="gr2" draw:text-style-name="P9" svg:x1="8.745cm" svg:y1="5.071cm" svg:x2="8.645cm" svg:y2="6.135cm"><text:p/></draw:line><draw:line draw:name="形狀2" draw:style-name="gr2" draw:text-style-name="P9" svg:x1="9.014cm" svg:y1="7.009cm" svg:x2="9.901cm" svg:y2="7.621cm"><text:p/></draw:line><draw:line draw:name="形狀2" draw:style-name="gr2" draw:text-style-name="P9" svg:x1="7.35cm" svg:y1="8.113cm" svg:x2="8.202cm" svg:y2="7.153cm"><text:p/></draw:line><draw:line draw:name="形狀2" draw:style-name="gr2" draw:text-style-name="P9" svg:x1="7.117cm" svg:y1="5.869cm" svg:x2="8.135cm" svg:y2="6.456cm"><text:p/></draw:line><draw:custom-shape draw:name="形狀1" draw:style-name="gr4" draw:text-style-name="P10" svg:width="0.541cm" svg:height="0.541cm" svg:x="6.863cm" svg:y="5.57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9.636cm" svg:y="7.3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42cm" svg:height="0.541cm" svg:x="8.468cm" svg:y="4.84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2" draw:text-style-name="P10" svg:width="0.539cm" svg:height="0.542cm" svg:x="7.099cm" svg:y="7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7.881cm" svg:y="6.27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8.966cm" svg:y="6.9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8.537cm" svg:y="5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8.011cm" svg:y="7.10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5" draw:style-name="gr1"><draw:line draw:name="形狀2" draw:style-name="gr2" draw:text-style-name="P9" svg:x1="4.083cm" svg:y1="12.564cm" svg:x2="3.614cm" svg:y2="13.718cm"><text:p/></draw:line><draw:line draw:name="形狀2" draw:style-name="gr2" draw:text-style-name="P9" svg:x1="2.547cm" svg:y1="12.388cm" svg:x2="3.516cm" svg:y2="12.948cm"><text:p/></draw:line><draw:line draw:name="形狀2" draw:style-name="gr2" draw:text-style-name="P9" svg:x1="3.413cm" svg:y1="12.948cm" svg:x2="4.104cm" svg:y2="12.456cm"><text:p/></draw:line><draw:line draw:name="形狀2" draw:style-name="gr2" draw:text-style-name="P9" svg:x1="3.413cm" svg:y1="12.948cm" svg:x2="4.104cm" svg:y2="12.456cm"><text:p/></draw:line><draw:line draw:name="形狀2" draw:style-name="gr2" draw:text-style-name="P9" svg:x1="4.549cm" svg:y1="13.581cm" svg:x2="4.103cm" svg:y2="12.456cm"><text:p/></draw:line><draw:line draw:name="形狀2" draw:style-name="gr2" draw:text-style-name="P9" svg:x1="4.549cm" svg:y1="13.581cm" svg:x2="4.103cm" svg:y2="12.456cm"><text:p/></draw:line><draw:line draw:name="形狀2" draw:style-name="gr2" draw:text-style-name="P9" svg:x1="3.413cm" svg:y1="12.948cm" svg:x2="3.6cm" svg:y2="13.787cm"><text:p/></draw:line><draw:line draw:name="形狀2" draw:style-name="gr2" draw:text-style-name="P9" svg:x1="4.549cm" svg:y1="13.581cm" svg:x2="3.526cm" svg:y2="13.787cm"><text:p/></draw:line><draw:line draw:name="形狀2" draw:style-name="gr2" draw:text-style-name="P9" svg:x1="4.176cm" svg:y1="11.59cm" svg:x2="4.084cm" svg:y2="12.563cm"><text:p/></draw:line><draw:line draw:name="形狀2" draw:style-name="gr2" draw:text-style-name="P9" svg:x1="4.518cm" svg:y1="13.581cm" svg:x2="5.33cm" svg:y2="14.141cm"><text:p/></draw:line><draw:line draw:name="形狀2" draw:style-name="gr2" draw:text-style-name="P9" svg:x1="2.78cm" svg:y1="14.633cm" svg:x2="3.671cm" svg:y2="13.627cm"><text:p/></draw:line><draw:line draw:name="形狀2" draw:style-name="gr2" draw:text-style-name="P9" svg:x1="3.413cm" svg:y1="12.889cm" svg:x2="4.617cm" svg:y2="13.581cm"><text:p/></draw:line><draw:custom-shape draw:name="形狀1" draw:style-name="gr4" draw:text-style-name="P10" svg:width="0.541cm" svg:height="0.541cm" svg:x="2.293cm" svg:y="12.09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4" draw:text-style-name="P10" svg:width="0.541cm" svg:height="0.541cm" svg:x="5.066cm" svg:y="13.86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3.9cm" svg:y="11.3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311cm" svg:y="12.7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4.396cm" svg:y="13.4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967cm" svg:y="12.38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3.441cm" svg:y="13.6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形狀2" draw:style-name="gr2" draw:text-style-name="P9" svg:x1="3.413cm" svg:y1="12.948cm" svg:x2="4.104cm" svg:y2="12.456cm"><text:p/></draw:line><draw:line draw:name="形狀2" draw:style-name="gr2" draw:text-style-name="P9" svg:x1="3.413cm" svg:y1="12.948cm" svg:x2="4.104cm" svg:y2="12.456cm"><text:p/></draw:line><draw:line draw:name="形狀2" draw:style-name="gr2" draw:text-style-name="P9" svg:x1="4.549cm" svg:y1="13.581cm" svg:x2="4.103cm" svg:y2="12.456cm"><text:p/></draw:line><draw:line draw:name="形狀2" draw:style-name="gr2" draw:text-style-name="P9" svg:x1="4.549cm" svg:y1="13.581cm" svg:x2="4.103cm" svg:y2="12.456cm"><text:p/></draw:line><draw:line draw:name="形狀2" draw:style-name="gr2" draw:text-style-name="P9" svg:x1="3.413cm" svg:y1="12.948cm" svg:x2="3.6cm" svg:y2="13.787cm"><text:p/></draw:line><draw:line draw:name="形狀2" draw:style-name="gr2" draw:text-style-name="P9" svg:x1="4.549cm" svg:y1="13.581cm" svg:x2="3.526cm" svg:y2="13.787cm"><text:p/></draw:line><draw:line draw:name="形狀2" draw:style-name="gr2" draw:text-style-name="P9" svg:x1="4.176cm" svg:y1="11.59cm" svg:x2="4.084cm" svg:y2="12.563cm"><text:p/></draw:line><draw:line draw:name="形狀2" draw:style-name="gr2" draw:text-style-name="P9" svg:x1="2.78cm" svg:y1="14.634cm" svg:x2="3.592cm" svg:y2="13.718cm"><text:p/></draw:line><draw:custom-shape draw:name="形狀1" draw:style-name="gr4" draw:text-style-name="P10" svg:width="0.541cm" svg:height="0.541cm" svg:x="5.066cm" svg:y="13.86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3" draw:text-style-name="P10" svg:width="0.541cm" svg:height="0.542cm" svg:x="3.9cm" svg:y="11.3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5" draw:text-style-name="P10" svg:width="0.539cm" svg:height="0.541cm" svg:x="2.529cm" svg:y="14.3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311cm" svg:y="12.7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7" draw:text-style-name="P11" svg:width="0.265cm" svg:height="0.265cm" svg:x="4.396cm" svg:y="13.42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7cm" svg:x="3.967cm" svg:y="12.38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1" svg:width="0.265cm" svg:height="0.264cm" svg:x="3.441cm" svg:y="13.6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4" draw:style-name="gr1"><draw:line draw:name="形狀2" draw:style-name="gr2" draw:text-style-name="P9" svg:x1="3.951cm" svg:y1="6.285cm" svg:x2="3.542cm" svg:y2="5.253cm"><text:p/></draw:line><draw:line draw:name="形狀2" draw:style-name="gr2" draw:text-style-name="P9" svg:x1="3.951cm" svg:y1="6.285cm" svg:x2="3.013cm" svg:y2="6.474cm"><text:p/></draw:line><draw:line draw:name="形狀2" draw:style-name="gr2" draw:text-style-name="P9" svg:x1="3.609cm" svg:y1="4.459cm" svg:x2="3.526cm" svg:y2="5.332cm"><text:p/></draw:line><draw:line draw:name="形狀2" draw:style-name="gr2" draw:text-style-name="P9" svg:x1="3.464cm" svg:y1="5.969cm" svg:x2="4.667cm" svg:y2="6.798cm"><text:p/></draw:line><draw:line draw:name="形狀2" draw:style-name="gr2" draw:text-style-name="P9" svg:x1="2.328cm" svg:y1="7.249cm" svg:x2="3.076cm" svg:y2="6.406cm"><text:p/></draw:line><draw:line draw:name="形狀2" draw:style-name="gr2" draw:text-style-name="P9" svg:x1="2.115cm" svg:y1="5.191cm" svg:x2="3.464cm" svg:y2="5.969cm"><text:p/></draw:line><draw:custom-shape draw:name="形狀1" draw:style-name="gr8" draw:text-style-name="P10" svg:width="0.496cm" svg:height="0.496cm" svg:x="1.882cm" svg:y="4.92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9" draw:text-style-name="P10" svg:width="0.495cm" svg:height="0.496cm" svg:x="4.426cm" svg:y="6.54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8" draw:text-style-name="P10" svg:width="0.496cm" svg:height="0.496cm" svg:x="3.355cm" svg:y="4.25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9" draw:text-style-name="P10" svg:width="0.495cm" svg:height="0.496cm" svg:x="2.099cm" svg:y="6.99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0" draw:text-style-name="P11" svg:width="0.244cm" svg:height="0.244cm" svg:x="2.815cm" svg:y="5.5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1" draw:text-style-name="P11" svg:width="0.244cm" svg:height="0.242cm" svg:x="3.81cm" svg:y="6.14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0" draw:text-style-name="P11" svg:width="0.244cm" svg:height="0.244cm" svg:x="3.417cm" svg:y="5.19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11" draw:text-style-name="P11" svg:width="0.244cm" svg:height="0.242cm" svg:x="2.935cm" svg:y="6.32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0:21:47.160347692</meta:creation-date>
    <meta:editing-duration>PT4H3M53S</meta:editing-duration>
    <meta:editing-cycles>12</meta:editing-cycles>
    <meta:generator>LibreOffice/5.1.6.2$Linux_X86_64 LibreOffice_project/10m0$Build-2</meta:generator>
    <dc:date>2017-06-20T03:03:53.803982151</dc:date>
    <meta:document-statistic meta:table-count="0" meta:image-count="0" meta:object-count="25" meta:page-count="2" meta:paragraph-count="34" meta:word-count="50" meta:character-count="293" meta:non-whitespace-character-count="250"/>
  </office:meta>
</office:document-meta>
</file>

<file path=Object 10/content.xml><?xml version="1.0" encoding="utf-8"?>
<math xmlns="http://www.w3.org/1998/Math/MathML" display="block">
  <semantics>
    <mrow>
      <mi mathvariant="italic">besides</mi>
      <mi mathvariant="italic">split</mi>
      <mi mathvariant="italic">its</mi>
      <mi mathvariant="italic">neighbor</mi>
      <mi mathvariant="italic">into</mi>
      <mi>k</mi>
      <mi mathvariant="italic">partition</mi>
      <mrow>
        <mo fence="true" stretchy="false">{</mo>
        <mrow>
          <mrow>
            <msubsup>
              <mi>n</mi>
              <mi>i</mi>
              <mn>1</mn>
            </msubsup>
            <mi>,</mi>
            <msubsup>
              <mi>n</mi>
              <mi>i</mi>
              <mn>2</mn>
            </msubsup>
            <mn>...</mn>
            <msubsup>
              <mi>n</mi>
              <mi>i</mi>
              <mi>k</mi>
            </msubsup>
          </mrow>
        </mrow>
        <mo fence="true" stretchy="false">}</mo>
      </mrow>
      <mi>,</mi>
      <mi mathvariant="italic">which</mi>
      <mi mathvariant="italic">is</mi>
      <mi>a</mi>
      <mi mathvariant="italic">independent</mi>
      <mi mathvariant="italic">set</mi>
    </mrow>
    <annotation encoding="StarMath 5.0">besides split its neighbor into k partition lbrace n_i^1 , n_i^2 ... n_i^k rbrace , which is a independent set
</annotation>
  </semantics>
</math>
</file>

<file path=Object 11/content.xml><?xml version="1.0" encoding="utf-8"?>
<math xmlns="http://www.w3.org/1998/Math/MathML" display="block">
  <semantics>
    <mrow>
      <mi mathvariant="italic">then</mi>
      <mi mathvariant="italic">each</mi>
      <mrow>
        <msubsup>
          <mi>v</mi>
          <mi>i</mi>
          <mi>j</mi>
        </msubsup>
        <mo stretchy="false">∈</mo>
        <msub>
          <mi>V</mi>
          <mi>s</mi>
        </msub>
      </mrow>
      <mi mathvariant="italic">build</mi>
      <mi mathvariant="italic">outer</mi>
      <mi mathvariant="italic">edges</mi>
      <mi mathvariant="italic">with</mi>
      <mi>m</mi>
      <mi mathvariant="italic">partition</mi>
      <mrow>
        <mo fence="true" stretchy="false">{</mo>
        <mrow>
          <mrow>
            <msubsup>
              <mi>n</mi>
              <mi>i</mi>
              <mi>j</mi>
            </msubsup>
            <mn>...</mn>
            <msubsup>
              <mi>n</mi>
              <mi>i</mi>
              <mrow>
                <mi>j</mi>
                <mo stretchy="false">+</mo>
                <mi>m</mi>
                <mo stretchy="false">−</mo>
                <mn>1</mn>
              </mrow>
            </msubsup>
          </mrow>
        </mrow>
        <mo fence="true" stretchy="false">}</mo>
      </mrow>
    </mrow>
    <annotation encoding="StarMath 5.0">then each v_i^j in V_s build outer edges with  m partition lbrace n_i^{j} ...  n_i^{j+m-1} rbrace </annotation>
  </semantics>
</math>
</file>

<file path=Object 12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i>E</mi>
        </mrow>
        <mo fence="true" stretchy="false">)</mo>
      </mrow>
    </mrow>
    <annotation encoding="StarMath 5.0">time complexity : O( E )</annotation>
  </semantics>
</math>
</file>

<file path=Object 13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time complexity : O( V^2 )</annotation>
  </semantics>
</math>
</file>

<file path=Object 1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5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row>
            <mi>V</mi>
            <mi>log</mi>
            <mrow>
              <mo fence="true" stretchy="false">(</mo>
              <mrow>
                <mrow>
                  <mi mathvariant="italic">deg</mi>
                  <msub>
                    <mrow>
                      <mo fence="true" stretchy="false">(</mo>
                      <mrow>
                        <mi>v</mi>
                      </mrow>
                      <mo fence="true" stretchy="false">)</mo>
                    </mrow>
                    <mi mathvariant="italic">max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time complexity : O( V log(deg(v)_max))
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7/content.xml><?xml version="1.0" encoding="utf-8"?>
<math xmlns="http://www.w3.org/1998/Math/MathML" display="block">
  <semantics>
    <mrow>
      <mi mathvariant="italic">then</mi>
      <mi mathvariant="italic">each</mi>
      <mrow>
        <msubsup>
          <mi>v</mi>
          <mi>i</mi>
          <mi>j</mi>
        </msubsup>
        <mo stretchy="false">∈</mo>
        <msub>
          <mi>V</mi>
          <mi>s</mi>
        </msub>
      </mrow>
      <mi mathvariant="italic">build</mi>
      <mi mathvariant="italic">outer</mi>
      <mi mathvariant="italic">edges</mi>
      <mi mathvariant="italic">with</mi>
      <mn>1</mn>
      <mi mathvariant="italic">partition</mi>
      <mrow>
        <mo fence="true" stretchy="false">{</mo>
        <mrow>
          <msubsup>
            <mi>n</mi>
            <mi>i</mi>
            <mi>j</mi>
          </msubsup>
        </mrow>
        <mo fence="true" stretchy="false">}</mo>
      </mrow>
    </mrow>
    <annotation encoding="StarMath 5.0">then each v_i^j in V_s build outer edges with  1 partition lbrace n_i^j rbrace </annotation>
  </semantics>
</math>
</file>

<file path=Object 18/content.xml><?xml version="1.0" encoding="utf-8"?>
<math xmlns="http://www.w3.org/1998/Math/MathML" display="block">
  <semantics>
    <mrow>
      <mi mathvariant="italic">besides</mi>
      <mi mathvariant="italic">split</mi>
      <mi mathvariant="italic">its</mi>
      <mi mathvariant="italic">neighbor</mi>
      <mi mathvariant="italic">into</mi>
      <mi>k</mi>
      <mi mathvariant="italic">partition</mi>
      <mrow>
        <mo fence="true" stretchy="false">{</mo>
        <mrow>
          <mrow>
            <msubsup>
              <mi>n</mi>
              <mi>i</mi>
              <mn>1</mn>
            </msubsup>
            <mi>,</mi>
            <msubsup>
              <mi>n</mi>
              <mi>i</mi>
              <mn>2</mn>
            </msubsup>
            <mn>...</mn>
            <msubsup>
              <mi>n</mi>
              <mi>i</mi>
              <mi>k</mi>
            </msubsup>
          </mrow>
        </mrow>
        <mo fence="true" stretchy="false">}</mo>
      </mrow>
      <mi>,</mi>
      <mi mathvariant="italic">which</mi>
      <mi mathvariant="italic">is</mi>
      <mi>a</mi>
      <mi mathvariant="italic">independent</mi>
      <mi mathvariant="italic">set</mi>
    </mrow>
    <annotation encoding="StarMath 5.0">besides split its neighbor into k partition lbrace n_i^1 , n_i^2 ... n_i^k rbrace , which is a independent set
</annotation>
  </semantics>
</math>
</file>

<file path=Object 19/content.xml><?xml version="1.0" encoding="utf-8"?>
<math xmlns="http://www.w3.org/1998/Math/MathML" display="block">
  <semantics>
    <mrow>
      <mi mathvariant="italic">then</mi>
      <mi mathvariant="italic">each</mi>
      <mrow>
        <msubsup>
          <mi>v</mi>
          <mi>i</mi>
          <mi>j</mi>
        </msubsup>
        <mo stretchy="false">∈</mo>
        <msub>
          <mi>V</mi>
          <mi>s</mi>
        </msub>
      </mrow>
      <mi mathvariant="italic">build</mi>
      <mi mathvariant="italic">outer</mi>
      <mi mathvariant="italic">edges</mi>
      <mi mathvariant="italic">with</mi>
      <mn>1</mn>
      <mi mathvariant="italic">partition</mi>
      <mrow>
        <mo fence="true" stretchy="false">{</mo>
        <mrow>
          <msubsup>
            <mi>n</mi>
            <mi>i</mi>
            <mi>j</mi>
          </msubsup>
        </mrow>
        <mo fence="true" stretchy="false">}</mo>
      </mrow>
    </mrow>
    <annotation encoding="StarMath 5.0">then each v_i^j in V_s build outer edges with  1 partition lbrace n_i^j rbrace </annotation>
  </semantics>
</math>
</file>

<file path=Object 2/content.xml><?xml version="1.0" encoding="utf-8"?>
<math xmlns="http://www.w3.org/1998/Math/MathML" display="block">
  <semantics>
    <mrow>
      <mi mathvariant="normal">Δ</mi>
      <mrow>
        <mi>V</mi>
        <mo stretchy="false">=</mo>
        <mrow>
          <msub>
            <mi>V</mi>
            <mi>c</mi>
          </msub>
          <mo stretchy="false">∗</mo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row>
      </mrow>
    </mrow>
    <annotation encoding="StarMath 5.0">%iDELTA V = V_c*(k-1)
</annotation>
  </semantics>
</math>
</file>

<file path=Object 20/content.xml><?xml version="1.0" encoding="utf-8"?>
<math xmlns="http://www.w3.org/1998/Math/MathML" display="block">
  <semantics>
    <mrow>
      <mi mathvariant="italic">split</mi>
      <mi mathvariant="italic">into</mi>
      <mi>k</mi>
      <mi mathvariant="italic">partition</mi>
      <mi>,</mi>
      <msub>
        <mi>v</mi>
        <mi>i</mi>
      </msub>
      <mi mathvariant="italic">become</mi>
      <mi>k</mi>
      <mi mathvariant="italic">subnodes</mi>
      <mrow>
        <msub>
          <mi>V</mi>
          <mi>S</mi>
        </msub>
        <mo stretchy="false">=</mo>
        <mrow>
          <mo fence="true" stretchy="false">{</mo>
          <mrow>
            <mrow>
              <msubsup>
                <mi>v</mi>
                <mi>i</mi>
                <mn>1</mn>
              </msubsup>
              <mi>,</mi>
              <msubsup>
                <mi>v</mi>
                <mi>i</mi>
                <mn>2</mn>
              </msubsup>
              <mn>...</mn>
              <msubsup>
                <mi>v</mi>
                <mi>i</mi>
                <mi>k</mi>
              </msubsup>
            </mrow>
          </mrow>
          <mo fence="true" stretchy="false">}</mo>
        </mrow>
      </mrow>
    </mrow>
    <annotation encoding="StarMath 5.0">split into k partition, v_i become  k subnodes V_S =lbrace v_i^1 , v_i^2 ...v_i^k rbrace </annotation>
  </semantics>
</math>
</file>

<file path=Object 21/content.xml><?xml version="1.0" encoding="utf-8"?>
<math xmlns="http://www.w3.org/1998/Math/MathML" display="block">
  <semantics>
    <mrow>
      <mi mathvariant="italic">split</mi>
      <mi mathvariant="italic">into</mi>
      <mi>k</mi>
      <mi mathvariant="italic">partition</mi>
      <mi>,</mi>
      <msub>
        <mi>v</mi>
        <mi>i</mi>
      </msub>
      <mi mathvariant="italic">become</mi>
      <mi>k</mi>
      <mi mathvariant="italic">subnodes</mi>
      <mrow>
        <msub>
          <mi>V</mi>
          <mi>S</mi>
        </msub>
        <mo stretchy="false">=</mo>
        <mrow>
          <mo fence="true" stretchy="false">{</mo>
          <mrow>
            <mrow>
              <msubsup>
                <mi>v</mi>
                <mi>i</mi>
                <mn>1</mn>
              </msubsup>
              <mi>,</mi>
              <msubsup>
                <mi>v</mi>
                <mi>i</mi>
                <mn>2</mn>
              </msubsup>
              <mn>...</mn>
              <msubsup>
                <mi>v</mi>
                <mi>i</mi>
                <mi>k</mi>
              </msubsup>
            </mrow>
          </mrow>
          <mo fence="true" stretchy="false">}</mo>
        </mrow>
      </mrow>
    </mrow>
    <annotation encoding="StarMath 5.0">split into k partition, v_i become  k subnodes  V_S = lbrace v_i^1 , v_i^2 ...v_i^k rbrace </annotation>
  </semantics>
</math>
</file>

<file path=Object 22/content.xml><?xml version="1.0" encoding="utf-8"?>
<math xmlns="http://www.w3.org/1998/Math/MathML" display="block">
  <semantics>
    <mrow>
      <mi mathvariant="italic">besides</mi>
      <mi mathvariant="italic">split</mi>
      <mi mathvariant="italic">its</mi>
      <mi mathvariant="italic">neighbor</mi>
      <mi mathvariant="italic">into</mi>
      <mi>k</mi>
      <mi mathvariant="italic">partition</mi>
      <mrow>
        <mo fence="true" stretchy="false">{</mo>
        <mrow>
          <mrow>
            <msubsup>
              <mi>n</mi>
              <mi>i</mi>
              <mn>1</mn>
            </msubsup>
            <mi>,</mi>
            <msubsup>
              <mi>n</mi>
              <mi>i</mi>
              <mn>2</mn>
            </msubsup>
            <mn>...</mn>
            <msubsup>
              <mi>n</mi>
              <mi>i</mi>
              <mi>k</mi>
            </msubsup>
          </mrow>
        </mrow>
        <mo fence="true" stretchy="false">}</mo>
      </mrow>
      <mi>,</mi>
      <mi mathvariant="italic">which</mi>
      <mi mathvariant="italic">is</mi>
      <mi>a</mi>
      <mi mathvariant="italic">independent</mi>
      <mi mathvariant="italic">set</mi>
    </mrow>
    <annotation encoding="StarMath 5.0">besides split its neighbor into k partition lbrace n_i^1 , n_i^2 ... n_i^k rbrace , which is a independent set
</annotation>
  </semantics>
</math>
</file>

<file path=Object 23/content.xml><?xml version="1.0" encoding="utf-8"?>
<math xmlns="http://www.w3.org/1998/Math/MathML" display="block">
  <semantics>
    <mrow>
      <mrow>
        <mi mathvariant="italic">loss</mi>
        <mo stretchy="false">=</mo>
        <mrow>
          <msub>
            <mi>w</mi>
            <mn>1</mn>
          </msub>
          <mo stretchy="false">∗</mo>
          <mi mathvariant="normal">Δ</mi>
        </mrow>
      </mrow>
      <mrow>
        <mi>V</mi>
        <mo stretchy="false">+</mo>
        <mrow>
          <msub>
            <mi>w</mi>
            <mn>2</mn>
          </msub>
          <mo stretchy="false">∗</mo>
          <mi mathvariant="normal">Δ</mi>
        </mrow>
      </mrow>
      <mi>E</mi>
    </mrow>
    <annotation encoding="StarMath 5.0">loss = w_1 * %DELTA V + w_2* %DELTA E
			
			  
</annotation>
  </semantics>
</math>
</file>

<file path=Object 24/content.xml><?xml version="1.0" encoding="utf-8"?>
<math xmlns="http://www.w3.org/1998/Math/MathML" display="block">
  <semantics>
    <mrow>
      <mi mathvariant="italic">the</mi>
      <msub>
        <mi>V</mi>
        <mi>S</mi>
      </msub>
      <mi mathvariant="italic">build</mi>
      <mi mathvariant="italic">inner</mi>
      <mi mathvariant="italic">edge</mi>
      <mi mathvariant="italic">with</mi>
      <mi mathvariant="italic">given</mi>
      <mi mathvariant="italic">topology</mi>
      <mi>t</mi>
    </mrow>
    <annotation encoding="StarMath 5.0">the V_S build inner edge with given topology t </annotation>
  </semantics>
</math>
</file>

<file path=Object 25/content.xml><?xml version="1.0" encoding="utf-8"?>
<math xmlns="http://www.w3.org/1998/Math/MathML" display="block">
  <semantics>
    <mrow>
      <mi mathvariant="italic">the</mi>
      <msub>
        <mi>V</mi>
        <mi>S</mi>
      </msub>
      <mi mathvariant="italic">build</mi>
      <mi mathvariant="italic">inner</mi>
      <mi mathvariant="italic">edge</mi>
      <mi mathvariant="italic">with</mi>
      <mi mathvariant="italic">given</mi>
      <mi mathvariant="italic">topology</mi>
      <mi>t</mi>
    </mrow>
    <annotation encoding="StarMath 5.0">the V_S build inner edge with given topology t </annotation>
  </semantics>
</math>
</file>

<file path=Object 26/content.xml><?xml version="1.0" encoding="utf-8"?>
<math xmlns="http://www.w3.org/1998/Math/MathML" display="block">
  <semantics>
    <mrow>
      <mi mathvariant="italic">the</mi>
      <msub>
        <mi>V</mi>
        <mi>S</mi>
      </msub>
      <mi mathvariant="italic">build</mi>
      <mi mathvariant="italic">inner</mi>
      <mi mathvariant="italic">edge</mi>
      <mi mathvariant="italic">with</mi>
      <mi mathvariant="italic">given</mi>
      <mi mathvariant="italic">topology</mi>
      <mi>t</mi>
    </mrow>
    <annotation encoding="StarMath 5.0">the V_S build inner edge with given topology t </annotation>
  </semantics>
</math>
</file>

<file path=Object 3/content.xml><?xml version="1.0" encoding="utf-8"?>
<math xmlns="http://www.w3.org/1998/Math/MathML" display="block">
  <semantics>
    <mrow>
      <mi mathvariant="normal">Δ</mi>
      <mrow>
        <mi>E</mi>
        <mo stretchy="false">=</mo>
        <mi mathvariant="normal">Δ</mi>
      </mrow>
      <mrow>
        <msub>
          <mi>E</mi>
          <mi>S</mi>
        </msub>
        <mo stretchy="false">+</mo>
        <mi mathvariant="normal">Δ</mi>
      </mrow>
      <msub>
        <mi>E</mi>
        <mi>R</mi>
      </msub>
    </mrow>
    <annotation encoding="StarMath 5.0">%iDELTA E = %iDELTA E_S + %iDELTA E_R 
			
			  
</annotation>
  </semantics>
</math>
</file>

<file path=Object 4/content.xml><?xml version="1.0" encoding="utf-8"?>
<math xmlns="http://www.w3.org/1998/Math/MathML" display="block">
  <semantics>
    <mrow>
      <mi mathvariant="normal">Δ</mi>
      <mrow>
        <mi>E</mi>
        <mo stretchy="false">≤</mo>
        <mrow>
          <mfrac>
            <mrow>
              <msub>
                <mi>V</mi>
                <mi>c</mi>
              </msub>
              <mo stretchy="false">∗</mo>
              <mi>k</mi>
              <mo stretchy="false">∗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n>2</mn>
          </mfrac>
          <mo stretchy="false">+</mo>
          <msub>
            <mi mathvariant="normal">Σ</mi>
            <mrow>
              <mi>v</mi>
              <mi mathvariant="normal">∈</mi>
              <msub>
                <mi>V</mi>
                <mi>c</mi>
              </msub>
            </mrow>
          </msub>
        </mrow>
      </mrow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 &lt;= V_c*k*(k-1)over2 + %iSIGMA _{v %element V_c} neightbor(v)*(m-1)
			  
</annotation>
  </semantics>
</math>
</file>

<file path=Object 5/content.xml><?xml version="1.0" encoding="utf-8"?>
<math xmlns="http://www.w3.org/1998/Math/MathML" display="block">
  <semantics>
    <mrow>
      <mi mathvariant="italic">while</mi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row>
            <mo fence="true" stretchy="false">(</mo>
            <mrow>
              <mi>v</mi>
            </mrow>
            <mo fence="true" stretchy="false">)</mo>
          </mrow>
          <mo stretchy="false">∗</mo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</mrow>
        <mo stretchy="false">≫</mo>
        <mfrac>
          <mrow>
            <msub>
              <mi>V</mi>
              <mi>c</mi>
            </msub>
            <mo stretchy="false">∗</mo>
            <mi>k</mi>
            <mo stretchy="false">∗</mo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while %iSIGMA _{v %element V_c} neightbor(v)*(m-1)&gt;&gt; V_c*k*(k-1)over2 
</annotation>
  </semantics>
</math>
</file>

<file path=Object 6/content.xml><?xml version="1.0" encoding="utf-8"?>
<math xmlns="http://www.w3.org/1998/Math/MathML" display="block">
  <semantics>
    <mrow>
      <mi mathvariant="normal">Δ</mi>
      <mi>E</mi>
      <mi>≈</mi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≈ %iSIGMA _{v %element V_c} neightbor(v)*(m-1)
			
			  
</annotation>
  </semantics>
</math>
</file>

<file path=Object 7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i>V</mi>
      </mrow>
      <mi mathvariant="italic">which</mi>
      <mi mathvariant="italic">deg</mi>
      <mrow>
        <mrow>
          <mo fence="true" stretchy="false">(</mo>
          <mrow>
            <mi>v</mi>
          </mrow>
          <mo fence="true" stretchy="false">)</mo>
        </mrow>
        <mo stretchy="false">&gt;</mo>
        <msub>
          <mi mathvariant="italic">thres</mi>
          <mi>d</mi>
        </msub>
      </mrow>
      <mi>,</mi>
      <mi mathvariant="italic">define</mi>
      <mrow>
        <mi>k</mi>
        <mo stretchy="false">=</mo>
        <mfrac>
          <mrow>
            <mi mathvariant="italic">deg</mi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</mrow>
          <msub>
            <mi mathvariant="italic">thres</mi>
            <mi>d</mi>
          </msub>
        </mfrac>
      </mrow>
    </mrow>
    <annotation encoding="StarMath 5.0">for v_i in V which deg( v ) &gt; thres_d, define k = {deg(v_i)}over{ thres_d } </annotation>
  </semantics>
</math>
</file>

<file path=Object 8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sub>
          <mi>V</mi>
          <mi mathvariant="normal">α</mi>
        </msub>
      </mrow>
      <mi>,</mi>
      <msub>
        <mi>V</mi>
        <mi mathvariant="normal">α</mi>
      </msub>
      <mi mathvariant="italic">is</mi>
      <mi mathvariant="italic">define</mi>
      <mi mathvariant="italic">as</mi>
      <mi mathvariant="italic">the</mi>
      <mi mathvariant="italic">first</mi>
      <mi mathvariant="normal">α</mi>
      <mi mathvariant="normal">%</mi>
      <mi mathvariant="italic">of</mi>
      <mi mathvariant="italic">node</mi>
      <mi mathvariant="italic">for</mi>
      <mi>a</mi>
      <mi mathvariant="italic">given</mi>
      <mi mathvariant="italic">node</mi>
      <mi mathvariant="italic">list</mi>
    </mrow>
    <annotation encoding="StarMath 5.0">for v_i in V_%alpha , V_{%alpha} is  define as the first  %alpha %percent of node for a given  node list </annotation>
  </semantics>
</math>
</file>

<file path=Object 9/content.xml><?xml version="1.0" encoding="utf-8"?>
<math xmlns="http://www.w3.org/1998/Math/MathML" display="block">
  <semantics>
    <mrow>
      <mi mathvariant="italic">split</mi>
      <mi mathvariant="italic">into</mi>
      <mi>k</mi>
      <mi mathvariant="italic">partition</mi>
      <mi>,</mi>
      <msub>
        <mi>v</mi>
        <mi>i</mi>
      </msub>
      <mi mathvariant="italic">become</mi>
      <mi>k</mi>
      <mi mathvariant="italic">subnodes</mi>
      <mrow>
        <msub>
          <mi>V</mi>
          <mi>S</mi>
        </msub>
        <mo stretchy="false">=</mo>
        <mrow>
          <mo fence="true" stretchy="false">{</mo>
          <mrow>
            <mrow>
              <msubsup>
                <mi>v</mi>
                <mi>i</mi>
                <mn>1</mn>
              </msubsup>
              <mi>,</mi>
              <msubsup>
                <mi>v</mi>
                <mi>i</mi>
                <mn>2</mn>
              </msubsup>
              <mn>...</mn>
              <msubsup>
                <mi>v</mi>
                <mi>i</mi>
                <mi>k</mi>
              </msubsup>
            </mrow>
          </mrow>
          <mo fence="true" stretchy="false">}</mo>
        </mrow>
      </mrow>
    </mrow>
    <annotation encoding="StarMath 5.0">split into k partition, v_i become  k subnodes  V_S = lbrace v_i^1 , v_i^2 ...v_i^k rbrace </annotation>
  </semantics>
</math>
</file>